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f64f7" officeooo:paragraph-rsid="001f64f7"/>
    </style:style>
    <style:style style:name="P4" style:family="paragraph" style:parent-style-name="Standard" style:list-style-name="L1">
      <style:text-properties officeooo:rsid="0020d9ab" officeooo:paragraph-rsid="0020d9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upuesto consiste en un sistema de gestión de alquileres. Nos ha contratado una agencia inmobiliaria para que le proporcionemos una solución a los diferentes problemas que se les presenta a la hora de gestionar los alquileres que administran en la empresa. </text:p>
      <text:p text:style-name="Standard"/>
      <text:list xml:id="list1883539396" text:style-name="L1">
        <text:list-item>
          <text:p text:style-name="P2">Gestionar los cobros de las rentas de alquiler. </text:p>
        </text:list-item>
        <text:list-item>
          <text:p text:style-name="P2">Crear contratos de alquiler con clientes de la agencia. </text:p>
        </text:list-item>
        <text:list-item>
          <text:p text:style-name="P2">Controlar la reclamación de deudas de inquilinos. </text:p>
        </text:list-item>
        <text:list-item>
          <text:p text:style-name="P2">Controlar las averías en las viviendas alquiladas.</text:p>
        </text:list-item>
        <text:list-item>
          <text:p text:style-name="P2">Gestionar intercambios de viviendas (nos han comentado que un tipo especial de alquiler, que se pretende integrar a la agencia es el intercambio de viviendas entre propietarios durante los periodos vacacionales). </text:p>
        </text:list-item>
        <text:list-item>
          <text:p text:style-name="P2">Publicitar las viviendas por diferentes medios. </text:p>
        </text:list-item>
        <text:list-item>
          <text:p text:style-name="P3">Buscar viviendas en alquiler por localización geográfica</text:p>
        </text:list-item>
        <text:list-item>
          <text:p text:style-name="P3">Registrar inmuebles para su alquiles, con la opción de marcarlos como inmueble para intercambio</text:p>
        </text:list-item>
        <text:list-item>
          <text:p text:style-name="P3">Clasificar los inmuebles en función de su precio, tamaño, numero de habitaciones, baños, etc.</text:p>
        </text:list-item>
        <text:list-item>
          <text:p text:style-name="P4">Acceso a un amplio rango de portales de inmuebles en los que se incluirán la vivienda para alquilar o en las que se podrán consultar viviendas para alquilar</text:p>
        </text:list-item>
        <text:list-item>
          <text:p text:style-name="P4">Gestión de usuarios con sus correspondientes datos ateniéndose a la ley actual de protección de datos</text:p>
        </text:list-item>
        <text:list-item>
          <text:p text:style-name="P4">Gestión de los inmuebles, listados de los mismos, calendarios de disponibilidad, etc.</text:p>
          <text:p text:style-name="P3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09:55:38.964189439</meta:creation-date>
    <dc:date>2021-03-27T17:02:54.427494800</dc:date>
    <meta:editing-duration>PT2H42M3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14" meta:character-count="1324" meta:non-whitespace-character-count="1130"/>
  </office:meta>
</office:document-meta>
</file>